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8.042cm" style:rel-column-width="19025*"/>
    </style:style>
    <style:style style:name="Table1.B" style:family="table-column">
      <style:table-column-properties style:column-width="0.085cm" style:rel-column-width="200*"/>
    </style:style>
    <style:style style:name="Table1.C" style:family="table-column">
      <style:table-column-properties style:column-width="19.574cm" style:rel-column-width="46310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style:vertical-align="middle" fo:background-color="#000000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1.C1" style:family="table-cell">
      <style:table-cell-properties style:vertical-align="middle" fo:padding="0.097cm" fo:border-left="0.002cm solid #000000" fo:border-right="0.035cm solid #000000" fo:border-top="0.035cm solid #000000" fo:border-bottom="0.035cm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4.02cm" style:rel-column-width="9511*"/>
    </style:style>
    <style:style style:name="Table7.C" style:family="table-column">
      <style:table-column-properties style:column-width="0.085cm" style:rel-column-width="200*"/>
    </style:style>
    <style:style style:name="Table7.D" style:family="table-column">
      <style:table-column-properties style:column-width="8.752cm" style:rel-column-width="20708*"/>
    </style:style>
    <style:style style:name="Table7.E" style:family="table-column">
      <style:table-column-properties style:column-width="10.823cm" style:rel-column-width="25605*"/>
    </style:style>
    <style:style style:name="Table7.A1" style:family="table-cell">
      <style:table-cell-properties style:vertical-align="middle" fo:background-color="#cccccc" fo:padding="0.101cm" fo:border-left="0.035cm solid #000000" fo:border-right="none" fo:border-top="0.035cm solid #000000" fo:border-bottom="0.035cm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C1" style:family="table-cell">
      <style:table-cell-properties style:vertical-align="middle" fo:background-color="#000000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E1" style:family="table-cell">
      <style:table-cell-properties style:vertical-align="middle" fo:background-color="#cccccc" fo:padding="0.101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4.02cm" style:rel-column-width="9511*"/>
    </style:style>
    <style:style style:name="Table3.C" style:family="table-column">
      <style:table-column-properties style:column-width="0.085cm" style:rel-column-width="200*"/>
    </style:style>
    <style:style style:name="Table3.D" style:family="table-column">
      <style:table-column-properties style:column-width="8.752cm" style:rel-column-width="20708*"/>
    </style:style>
    <style:style style:name="Table3.E" style:family="table-column">
      <style:table-column-properties style:column-width="10.823cm" style:rel-column-width="25605*"/>
    </style:style>
    <style:style style:name="Table3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3.2" style:family="table-row">
      <style:table-row-properties style:min-row-height="0.679cm"/>
    </style:style>
    <style:style style:name="Table3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3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3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3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4.02cm" style:rel-column-width="9510*"/>
    </style:style>
    <style:style style:name="Table4.C" style:family="table-column">
      <style:table-column-properties style:column-width="0.085cm" style:rel-column-width="200*"/>
    </style:style>
    <style:style style:name="Table4.D" style:family="table-column">
      <style:table-column-properties style:column-width="6.329cm" style:rel-column-width="14973*"/>
    </style:style>
    <style:style style:name="Table4.E" style:family="table-column">
      <style:table-column-properties style:column-width="13.247cm" style:rel-column-width="31342*"/>
    </style:style>
    <style:style style:name="Table4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4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4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4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4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5" style:family="table">
      <style:table-properties style:width="27.7cm" table:align="margins"/>
    </style:style>
    <style:style style:name="Table5.A" style:family="table-column">
      <style:table-column-properties style:column-width="1.607cm" style:rel-column-width="3802*"/>
    </style:style>
    <style:style style:name="Table5.F" style:family="table-column">
      <style:table-column-properties style:column-width="0.092cm" style:rel-column-width="217*"/>
    </style:style>
    <style:style style:name="Table5.G" style:family="table-column">
      <style:table-column-properties style:column-width="3.914cm" style:rel-column-width="9261*"/>
    </style:style>
    <style:style style:name="Table5.K" style:family="table-column">
      <style:table-column-properties style:column-width="3.916cm" style:rel-column-width="9264*"/>
    </style:style>
    <style:style style:name="Table5.1" style:family="table-row">
      <style:table-row-properties style:min-row-height="0.797cm"/>
    </style:style>
    <style:style style:name="Table5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5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5.F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5.K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5.B2" style:family="table-cell">
      <style:table-cell-properties style:vertical-align="middle"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ble5.D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5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5.I2" style:family="table-cell">
      <style:table-cell-properties style:vertical-align="middle" fo:background-color="#ffffff" fo:padding="0.101cm" fo:border-left="0.002cm solid #000000" fo:border-right="none" fo:border-top="none" fo:border-bottom="0.002cm solid #000000">
        <style:background-image/>
      </style:table-cell-properties>
    </style:style>
    <style:style style:name="Table5.A3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5.B3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5.F3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5.H3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2.679cm" style:rel-column-width="6339*"/>
    </style:style>
    <style:style style:name="Table6.D" style:family="table-column">
      <style:table-column-properties style:column-width="0.085cm" style:rel-column-width="200*"/>
    </style:style>
    <style:style style:name="Table6.E" style:family="table-column">
      <style:table-column-properties style:column-width="6.526cm" style:rel-column-width="15440*"/>
    </style:style>
    <style:style style:name="Table6.F" style:family="table-column">
      <style:table-column-properties style:column-width="6.525cm" style:rel-column-width="15436*"/>
    </style:style>
    <style:style style:name="Table6.G" style:family="table-column">
      <style:table-column-properties style:column-width="6.526cm" style:rel-column-width="15442*"/>
    </style:style>
    <style:style style:name="Table6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6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6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6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6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9" style:family="table">
      <style:table-properties style:width="27.7cm" table:align="margins"/>
    </style:style>
    <style:style style:name="Table9.A" style:family="table-column">
      <style:table-column-properties style:column-width="0.704cm" style:rel-column-width="1665*"/>
    </style:style>
    <style:style style:name="Table9.B" style:family="table-column">
      <style:table-column-properties style:column-width="0.826cm" style:rel-column-width="1953*"/>
    </style:style>
    <style:style style:name="Table9.D" style:family="table-column">
      <style:table-column-properties style:column-width="0.085cm" style:rel-column-width="200*"/>
    </style:style>
    <style:style style:name="Table9.E" style:family="table-column">
      <style:table-column-properties style:column-width="0.732cm" style:rel-column-width="1731*"/>
    </style:style>
    <style:style style:name="Table9.M" style:family="table-column">
      <style:table-column-properties style:column-width="0.848cm" style:rel-column-width="2007*"/>
    </style:style>
    <style:style style:name="Table9.N" style:family="table-column">
      <style:table-column-properties style:column-width="1.051cm" style:rel-column-width="2487*"/>
    </style:style>
    <style:style style:name="Table9.P" style:family="table-column">
      <style:table-column-properties style:column-width="1.51cm" style:rel-column-width="3572*"/>
    </style:style>
    <style:style style:name="Table9.Q" style:family="table-column">
      <style:table-column-properties style:column-width="1.568cm" style:rel-column-width="3709*"/>
    </style:style>
    <style:style style:name="Table9.R" style:family="table-column">
      <style:table-column-properties style:column-width="1.575cm" style:rel-column-width="3726*"/>
    </style:style>
    <style:style style:name="Table9.T" style:family="table-column">
      <style:table-column-properties style:column-width="1.097cm" style:rel-column-width="2595*"/>
    </style:style>
    <style:style style:name="Table9.b" style:family="table-column">
      <style:table-column-properties style:column-width="1.736cm" style:rel-column-width="4106*"/>
    </style:style>
    <style:style style:name="Table9.c" style:family="table-column">
      <style:table-column-properties style:column-width="2.177cm" style:rel-column-width="5149*"/>
    </style:style>
    <style:style style:name="Table9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9.D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9.O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9.c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9.2" style:family="table-row">
      <style:table-row-properties style:row-height="0.076cm"/>
    </style:style>
    <style:style style:name="Table9.A2" style:family="table-cell">
      <style:table-cell-properties style:vertical-align="middle" fo:padding="0.101cm" fo:border-left="0.035cm solid #000000" fo:border-right="none" fo:border-top="none" fo:border-bottom="0.002cm solid #000000"/>
    </style:style>
    <style:style style:name="Table9.B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9.E2" style:family="table-cell">
      <style:table-cell-properties style:vertical-align="middle" fo:padding="0.101cm" fo:border-left="0.002cm solid #000000" fo:border-right="none" fo:border-top="none" fo:border-bottom="none"/>
    </style:style>
    <style:style style:name="Table9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9.3" style:family="table-row">
      <style:table-row-properties style:min-row-height="0.9cm"/>
    </style:style>
    <style:style style:name="Table9.4" style:family="table-row">
      <style:table-row-properties style:min-row-height="0.085cm"/>
    </style:style>
    <style:style style:name="Table9.A6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9.D6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9.O6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9.T6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8" style:family="table">
      <style:table-properties style:width="27.7cm" table:align="margins"/>
    </style:style>
    <style:style style:name="Table8.A" style:family="table-column">
      <style:table-column-properties style:column-width="2.036cm" style:rel-column-width="4816*"/>
    </style:style>
    <style:style style:name="Table8.D" style:family="table-column">
      <style:table-column-properties style:column-width="0.065cm" style:rel-column-width="154*"/>
    </style:style>
    <style:style style:name="Table8.E" style:family="table-column">
      <style:table-column-properties style:column-width="7.174cm" style:rel-column-width="16974*"/>
    </style:style>
    <style:style style:name="Table8.F" style:family="table-column">
      <style:table-column-properties style:column-width="7.176cm" style:rel-column-width="16978*"/>
    </style:style>
    <style:style style:name="Table8.G" style:family="table-column">
      <style:table-column-properties style:column-width="7.177cm" style:rel-column-width="16981*"/>
    </style:style>
    <style:style style:name="Table8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8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8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8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8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2" style:family="table">
      <style:table-properties style:width="25.871cm" table:align="left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0.083cm"/>
    </style:style>
    <style:style style:name="Table2.C" style:family="table-column">
      <style:table-column-properties style:column-width="1.469cm"/>
    </style:style>
    <style:style style:name="Table2.G" style:family="table-column">
      <style:table-column-properties style:column-width="1.226cm"/>
    </style:style>
    <style:style style:name="Table2.H" style:family="table-column">
      <style:table-column-properties style:column-width="2.023cm"/>
    </style:style>
    <style:style style:name="Table2.J" style:family="table-column">
      <style:table-column-properties style:column-width="2.058cm"/>
    </style:style>
    <style:style style:name="Table2.K" style:family="table-column">
      <style:table-column-properties style:column-width="2.547cm"/>
    </style:style>
    <style:style style:name="Table2.L" style:family="table-column">
      <style:table-column-properties style:column-width="1.207cm"/>
    </style:style>
    <style:style style:name="Table2.M" style:family="table-column">
      <style:table-column-properties style:column-width="2.491cm"/>
    </style:style>
    <style:style style:name="Table2.N" style:family="table-column">
      <style:table-column-properties style:column-width="0.097cm"/>
    </style:style>
    <style:style style:name="Table2.O" style:family="table-column">
      <style:table-column-properties style:column-width="1.487cm"/>
    </style:style>
    <style:style style:name="Table2.R" style:family="table-column">
      <style:table-column-properties style:column-width="1.492cm"/>
    </style:style>
    <style:style style:name="Table2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C1" style:family="table-cell">
      <style:table-cell-properties fo:padding="0.097cm" fo:border-left="none" fo:border-right="none" fo:border-top="0.002cm solid #000000" fo:border-bottom="0.002cm solid #000000"/>
    </style:style>
    <style:style style:name="Table2.G1" style:family="table-cell">
      <style:table-cell-properties fo:padding="0.097cm" fo:border="none"/>
    </style:style>
    <style:style style:name="Table2.N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none" fo:border-top="none" fo:border-bottom="0.002cm solid #000000"/>
    </style:style>
    <style:style style:name="Table2.N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522cm"/>
    </style:style>
    <style:style style:name="Table2.H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Liberation Serif" fo:font-size="11.5pt" style:font-name-asian="Liberation Serif" style:font-size-asian="11.5pt" style:font-name-complex="Liberation Serif" style:font-size-complex="11.5pt"/>
    </style:style>
    <style:style style:name="P2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5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style:font-size-asian="11.5pt" style:font-size-complex="11.5pt" style:text-overline-style="solid" style:text-overline-width="auto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 style:text-overline-style="solid" style:text-overline-width="auto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style:font-name-asian="Liberation Mono" style:font-size-asian="9pt" style:font-name-complex="Liberation Mono" style:font-size-complex="9pt" style:text-overline-style="solid" style:text-overline-width="auto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9pt" style:text-underline-style="solid" style:text-underline-width="auto" style:text-underline-color="font-color" style:font-name-asian="Liberation Mono" style:font-size-asian="9pt" style:font-name-complex="Liberation Mono" style:font-size-complex="9pt" style:text-overline-style="solid" style:text-overline-width="auto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text-position="-33% 80%" fo:font-size="11.5pt" fo:font-weight="bold" style:font-size-asian="11.5pt" style:font-weight-asian="bold" style:font-size-complex="11.5pt" style:font-weight-complex="bold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1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1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18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1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2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font-size-asian="11.5pt" style:font-size-complex="11.5pt"/>
    </style:style>
    <style:style style:name="P21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font-size-asian="11.5pt" style:font-size-complex="11.5pt"/>
    </style:style>
    <style:style style:name="P2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2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28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2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3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/>
    </style:style>
    <style:style style:name="P3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style:font-size-asian="11.5pt" style:font-size-complex="11.5pt"/>
    </style:style>
    <style:style style:name="P3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 style:text-overline-style="none" style:text-overline-color="font-color"/>
    </style:style>
    <style:style style:name="P3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6pt" fo:font-weight="normal" fo:background-color="transparent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3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8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4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4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42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4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4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4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4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4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4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4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5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5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5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5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5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6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bold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style:text-underline-style="none" fo:font-weight="bold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6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6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6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6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#cccccc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70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71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none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2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fo:font-size="2pt" fo:font-weight="normal" fo:background-color="transparent" style:font-size-asian="2pt" style:font-weight-asian="normal" style:font-size-complex="2pt" style:font-weight-complex="normal" style:text-overline-style="none" style:text-overline-color="font-color"/>
    </style:style>
    <style:style style:name="P73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74" style:family="paragraph" style:parent-style-name="Table_20_Contents">
      <style:paragraph-properties fo:margin-left="0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75" style:family="paragraph" style:parent-style-name="Text_20_body">
      <style:paragraph-properties fo:margin-top="0.199cm" fo:margin-bottom="0cm"/>
      <style:text-properties fo:font-size="11.5pt" style:font-size-asian="11.5pt" style:font-size-complex="11.5pt"/>
    </style:style>
    <style:style style:name="P76" style:family="paragraph" style:parent-style-name="Table_20_Contents">
      <style:paragraph-properties fo:margin-top="0.199cm" fo:margin-bottom="0cm" fo:text-align="center" style:justify-single-word="false"/>
      <style:text-properties fo:font-size="11.5pt" style:font-size-asian="11.5pt" style:font-size-complex="11.5pt"/>
    </style:style>
    <style:style style:name="P77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8" style:family="paragraph" style:parent-style-name="Text_20_body">
      <style:paragraph-properties fo:margin-top="0cm" fo:margin-bottom="0.049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1.5pt" style:font-size-asian="11.5pt" style:font-size-complex="11.5pt"/>
    </style:style>
    <style:style style:name="P8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fo:background-color="transparent" style:font-size-asian="11.5pt" style:font-size-complex="11.5pt"/>
    </style:style>
    <style:style style:name="P8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8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83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84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85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86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87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88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9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6pt" style:font-size-asian="6pt" style:font-size-complex="6pt" style:text-overline-style="solid" style:text-overline-width="auto" style:text-overline-color="font-color"/>
    </style:style>
    <style:style style:name="P90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91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92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93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6pt" style:font-size-asian="6pt" style:font-size-complex="6pt" style:text-overline-style="solid" style:text-overline-width="auto" style:text-overline-color="font-color"/>
    </style:style>
    <style:style style:name="P94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95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96" style:family="paragraph" style:parent-style-name="Table_20_Contents">
      <style:paragraph-properties fo:margin-top="0cm" fo:margin-bottom="0cm"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9pt" style:text-underline-style="none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99" style:family="paragraph" style:parent-style-name="Text_20_body">
      <style:paragraph-properties fo:margin-top="0.101cm" fo:margin-bottom="0cm"/>
      <style:text-properties fo:font-size="11.5pt" style:font-size-asian="11.5pt" style:font-size-complex="11.5pt"/>
    </style:style>
    <style:style style:name="P100" style:family="paragraph" style:parent-style-name="Text_20_body">
      <style:paragraph-properties fo:margin-top="0cm" fo:margin-bottom="0.15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cm" fo:margin-bottom="0.101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02" style:family="paragraph" style:parent-style-name="Text_20_body">
      <style:paragraph-properties fo:margin-left="0cm" fo:margin-right="0.109cm" fo:margin-top="0.4cm" fo:margin-bottom="0.15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103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04" style:family="paragraph" style:parent-style-name="Standard">
      <style:paragraph-properties fo:margin-left="0cm" fo:margin-right="0.109cm" fo:margin-top="0.199cm" fo:margin-bottom="0cm" fo:text-align="center" style:justify-single-word="false" fo:text-indent="0cm" style:auto-text-indent="false"/>
      <style:text-properties style:text-position="0% 100%" style:font-name="Liberation Serif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05" style:family="paragraph" style:parent-style-name="Text_20_body">
      <style:paragraph-properties fo:margin-left="0cm" fo:margin-right="0.109cm" fo:margin-top="0cm" fo:margin-bottom="0.349cm" fo:text-align="center" style:justify-single-word="false" fo:text-indent="0cm" style:auto-text-indent="false"/>
      <style:text-properties style:text-position="0% 100%" style:font-name="Liberation Serif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06" style:family="paragraph">
      <style:paragraph-properties fo:text-align="center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weight="bold" style:font-weight-asian="bold" style:font-weight-complex="bold"/>
    </style:style>
    <style:style style:name="T3" style:family="text">
      <style:text-properties style:text-position="-33% 80%" fo:font-weight="normal" style:font-weight-asian="normal" style:font-weight-complex="normal"/>
    </style:style>
    <style:style style:name="T4" style:family="text">
      <style:text-properties style:text-position="-33% 80%" style:text-underline-style="none"/>
    </style:style>
    <style:style style:name="T5" style:family="text">
      <style:text-properties style:text-position="-33% 80%" style:text-underline-style="none" style:text-overline-style="none" style:text-overline-color="font-color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style:text-position="0% 100%"/>
    </style:style>
    <style:style style:name="T8" style:family="text">
      <style:text-properties style:text-position="0% 100%" style:text-overline-style="solid" style:text-overline-width="auto" style:text-overline-color="font-color"/>
    </style:style>
    <style:style style:name="T9" style:family="text">
      <style:text-properties style:text-position="0% 100%" style:text-underline-style="solid" style:text-underline-width="auto" style:text-underline-color="font-color" style:text-overline-style="none" style:text-overline-color="font-color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normal" style:font-weight-asian="normal" style:font-weight-complex="normal" style:text-overline-style="none" style:text-overline-color="font-color"/>
    </style:style>
    <style:style style:name="T12" style:family="text">
      <style:text-properties style:text-position="0% 100%" style:text-overline-style="none" style:text-overline-color="font-color"/>
    </style:style>
    <style:style style:name="T13" style:family="text">
      <style:text-properties style:text-position="0% 100%" style:text-underline-style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transparent" style:font-weight-asian="normal" style:font-weight-complex="normal" style:text-overline-style="solid" style:text-overline-width="auto" style:text-overline-color="font-color"/>
    </style:style>
    <style:style style:name="T18" style:family="text">
      <style:text-properties fo:font-weight="normal" fo:background-color="transparent" style:font-weight-asian="normal" style:font-weight-complex="normal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21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22" style:family="text">
      <style:text-properties fo:background-color="transparent"/>
    </style:style>
    <style:style style:name="T23" style:family="text">
      <style:text-properties fo:background-color="transparent" style:text-overline-style="none" style:text-overline-color="font-color"/>
    </style:style>
    <style:style style:name="gr1" style:family="graphic">
      <style:graphic-properties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11cm" svg:stroke-color="#808080" draw:marker-start-width="0.379cm" draw:marker-end="Small_20_Arrow" draw:marker-end-width="0.229cm" draw:fill-color="#80808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2" draw:z-index="5" draw:style-name="gr5" draw:text-style-name="P106" svg:x1="6.879cm" svg:y1="3.712cm" svg:x2="9.622cm" svg:y2="3.712cm">
        <text:p/>
      </draw:line>
      <draw:line text:anchor-type="page" text:anchor-page-number="2" draw:z-index="11" draw:style-name="gr5" draw:text-style-name="P106" svg:x1="23.467cm" svg:y1="2.94cm" svg:x2="26.836cm" svg:y2="2.94cm">
        <text:p/>
      </draw:line>
      <draw:line text:anchor-type="page" text:anchor-page-number="2" draw:z-index="12" draw:style-name="gr5" draw:text-style-name="P106" svg:x1="21.244cm" svg:y1="3.586cm" svg:x2="25.213cm" svg:y2="3.586cm">
        <text:p/>
      </draw:line>
      <draw:line text:anchor-type="page" text:anchor-page-number="2" draw:z-index="13" draw:style-name="gr5" draw:text-style-name="P106" svg:x1="19.057cm" svg:y1="2.644cm" svg:x2="26.83cm" svg:y2="2.644cm">
        <text:p/>
      </draw:line>
      <draw:line text:anchor-type="page" text:anchor-page-number="2" draw:z-index="14" draw:style-name="gr5" draw:text-style-name="P106" svg:x1="8.388cm" svg:y1="2.933cm" svg:x2="10.406cm" svg:y2="2.933cm">
        <text:p/>
      </draw:line>
      <draw:line text:anchor-type="page" text:anchor-page-number="2" draw:z-index="15" draw:style-name="gr5" draw:text-style-name="P106" svg:x1="5.486cm" svg:y1="2.605cm" svg:x2="10.405cm" svg:y2="2.605cm">
        <text:p/>
      </draw:line>
      <text:p text:style-name="P100">Symmetry Classification for Serial Crystallography Experiments</text:p>
      <text:p text:style-name="P78">Groups with white backgrounds are merohedral and will exhibit indexing ambiguities. <text:s/>Chiral groups are shown in bold, centrosymmetric groups are underlined.</text:p>
      <text:p text:style-name="P101">Move downwards or follow grey arrows to find supergroups which can be accessed with only rotation operations. <text:s/>Do not cross vertical or thick black horizontal lines unless following a grey arrow. When you reach a cell with a shaded background, you have found the corresponding “source symmetry”. <text:s/>A partial ambiguity resolution could be attempted into any intermediate group you can reach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oint Groups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Space Groups</text:p>
          </table:table-cell>
        </table:table-row>
      </table:table>
      <text:p text:style-name="P75">Triclinic lattice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19">1</text:p>
          </table:table-cell>
          <table:table-cell table:style-name="Table7.B1" office:value-type="string">
            <text:p text:style-name="P24">1</text:p>
          </table:table-cell>
          <table:table-cell table:style-name="Table7.C1" office:value-type="string">
            <text:p text:style-name="P3"/>
          </table:table-cell>
          <table:table-cell table:style-name="Table7.B1" office:value-type="string">
            <text:p text:style-name="P2">P1</text:p>
          </table:table-cell>
          <table:table-cell table:style-name="Table7.E1" office:value-type="string">
            <text:p text:style-name="P9">P<text:span text:style-name="T6">1</text:span></text:p>
          </table:table-cell>
        </table:table-row>
      </table:table>
      <text:p text:style-name="P75">Monoclinic lattic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5"/>
          </table:table-cell>
          <table:table-cell table:style-name="Table3.B1" office:value-type="string">
            <text:p text:style-name="P43">m</text:p>
          </table:table-cell>
          <table:table-cell table:style-name="Table3.C1" office:value-type="string">
            <text:p text:style-name="P4"/>
          </table:table-cell>
          <table:table-cell table:style-name="Table3.B1" office:value-type="string">
            <text:p text:style-name="P2"/>
          </table:table-cell>
          <table:table-cell table:style-name="Table3.E1" office:value-type="string">
            <text:p text:style-name="P80">Pm, Pc, Cm, Cc</text:p>
          </table:table-cell>
        </table:table-row>
        <table:table-row table:style-name="Table3.2">
          <table:table-cell table:style-name="Table3.A2" office:value-type="string">
            <text:p text:style-name="P16">2</text:p>
          </table:table-cell>
          <table:table-cell table:style-name="Table3.B2" office:value-type="string">
            <text:p text:style-name="P22">2/m</text:p>
          </table:table-cell>
          <table:table-cell table:style-name="Table3.C2" office:value-type="string">
            <text:p text:style-name="P4"/>
          </table:table-cell>
          <table:table-cell table:style-name="Table3.B2" office:value-type="string">
            <text:p text:style-name="P1"><text:span text:style-name="T14">P2</text:span>, <text:span text:style-name="T14">P2</text:span><text:span text:style-name="T2">1</text:span>, <text:span text:style-name="T14">C2</text:span></text:p>
          </table:table-cell>
          <table:table-cell table:style-name="Table3.E2" office:value-type="string">
            <text:p text:style-name="P4"><text:span text:style-name="T19">P2/m</text:span>, <text:span text:style-name="T19">P2</text:span><text:span text:style-name="T4">1</text:span><text:span text:style-name="T19">/m</text:span>, <text:span text:style-name="T19">C2/m</text:span>, <text:span text:style-name="T19">P2/c</text:span>, <text:span text:style-name="T19">P2</text:span><text:span text:style-name="T4">1</text:span><text:span text:style-name="T19">/c</text:span>, <text:span text:style-name="T19">C2/c</text:span></text:p>
          </table:table-cell>
        </table:table-row>
      </table:table>
      <text:p text:style-name="P75">Orthorhombic lattice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8"/>
          </table:table-cell>
          <table:table-cell table:style-name="Table4.B1" office:value-type="string">
            <text:p text:style-name="P21">mm2</text:p>
          </table:table-cell>
          <table:table-cell table:style-name="Table4.C1" office:value-type="string">
            <text:p text:style-name="P4"/>
          </table:table-cell>
          <table:table-cell table:style-name="Table4.B1" office:value-type="string">
            <text:p text:style-name="P14"/>
          </table:table-cell>
          <table:table-cell table:style-name="Table4.E1" office:value-type="string">
            <text:p text:style-name="P4"><text:span text:style-name="T7">Pmm2, Pmc2</text:span><text:span text:style-name="T1">1</text:span><text:span text:style-name="T7">, Pcc2, Pma2, Pca2</text:span><text:span text:style-name="T1">1</text:span><text:span text:style-name="T7">, Pnc2, Pmn2</text:span><text:span text:style-name="T1">1</text:span><text:span text:style-name="T7">, Pba2, Pna2</text:span><text:span text:style-name="T1">1</text:span><text:span text:style-name="T7">, Pnn2, Cmm2, Cmc2</text:span><text:span text:style-name="T1">1</text:span><text:span text:style-name="T7">, Ccc2, Amm2, Aem2, Ama2, Aea2, Fmm2, Fdd2, Imm2, Iba2, Ima2</text:span></text:p>
          </table:table-cell>
        </table:table-row>
        <table:table-row>
          <table:table-cell table:style-name="Table4.A2" office:value-type="string">
            <text:p text:style-name="P47">222</text:p>
          </table:table-cell>
          <table:table-cell table:style-name="Table4.B2" office:value-type="string">
            <text:p text:style-name="P28">mmm</text:p>
          </table:table-cell>
          <table:table-cell table:style-name="Table4.C2" office:value-type="string">
            <text:p text:style-name="P4"/>
          </table:table-cell>
          <table:table-cell table:style-name="Table4.B2" office:value-type="string">
            <text:p text:style-name="P15"><text:span text:style-name="T14">P222</text:span>, <text:span text:style-name="T14">P222</text:span><text:span text:style-name="T2">1</text:span>, <text:span text:style-name="T14">P2</text:span><text:span text:style-name="T2">1</text:span><text:span text:style-name="T14">2</text:span><text:span text:style-name="T2">1</text:span><text:span text:style-name="T14">2</text:span>, <text:span text:style-name="T14">P2</text:span><text:span text:style-name="T2">1</text:span><text:span text:style-name="T14">2</text:span><text:span text:style-name="T2">1</text:span><text:span text:style-name="T14">2</text:span><text:span text:style-name="T2">1</text:span>, <text:span text:style-name="T14">C222</text:span><text:span text:style-name="T2">1</text:span>, <text:span text:style-name="T14">C222</text:span>, <text:span text:style-name="T14">F222</text:span>, <text:span text:style-name="T14">I222</text:span>, <text:span text:style-name="T14">I2</text:span><text:span text:style-name="T2">1</text:span><text:span text:style-name="T14">2</text:span><text:span text:style-name="T2">1</text:span><text:span text:style-name="T14">2</text:span><text:span text:style-name="T2">1</text:span></text:p>
          </table:table-cell>
          <table:table-cell table:style-name="Table4.E2" office:value-type="string">
            <text:p text:style-name="P4"><text:span text:style-name="T19">Pmmm</text:span>, <text:span text:style-name="T19">Pnnn</text:span>, <text:span text:style-name="T19">Pccm</text:span>, <text:span text:style-name="T19">Pban</text:span>, <text:span text:style-name="T19">Pmma</text:span>, <text:span text:style-name="T19">Pnna</text:span>, <text:span text:style-name="T19">Pmna</text:span>, <text:span text:style-name="T19">Pcca</text:span>, <text:span text:style-name="T19">Pbam</text:span>, <text:span text:style-name="T19">Pccn</text:span>, <text:span text:style-name="T19">Pbcm</text:span>, <text:span text:style-name="T19">Pnnm</text:span>, <text:span text:style-name="T19">Pmmn</text:span>, <text:span text:style-name="T19">Pbcn</text:span>, <text:span text:style-name="T19">Pbca</text:span>, <text:span text:style-name="T19">Pnma</text:span>, <text:span text:style-name="T19">Cmcm</text:span>, <text:span text:style-name="T19">Cmce</text:span>, <text:span text:style-name="T19">Cmmm</text:span>, <text:span text:style-name="T19">Cccm</text:span>, <text:span text:style-name="T19">Cmme</text:span>, <text:span text:style-name="T19">Ccce</text:span>, <text:span text:style-name="T19">Fmmm</text:span>, <text:span text:style-name="T19">Fddd</text:span>, <text:span text:style-name="T19">Immm</text:span>, <text:span text:style-name="T19">Ibam</text:span>, <text:span text:style-name="T19">Ibca</text:span>, <text:span text:style-name="T19">Imma</text:span></text:p>
          </table:table-cell>
        </table:table-row>
      </table:table>
      <text:p text:style-name="P75">Tetragonal lattice</text:p>
      <table:table table:name="Table5" table:style-name="Table5">
        <table:table-column table:style-name="Table5.A" table:number-columns-repeated="5"/>
        <table:table-column table:style-name="Table5.F"/>
        <table:table-column table:style-name="Table5.G" table:number-columns-repeated="4"/>
        <table:table-column table:style-name="Table5.K"/>
        <table:table-row table:style-name="Table5.1">
          <table:table-cell table:style-name="Table5.A1" table:number-rows-spanned="2" office:value-type="string">
            <text:p text:style-name="P17">4</text:p>
          </table:table-cell>
          <table:table-cell table:style-name="Table5.B1" table:number-columns-spanned="3" office:value-type="string">
            <text:p text:style-name="P29">4</text:p>
          </table:table-cell>
          <table:covered-table-cell/>
          <table:covered-table-cell/>
          <table:table-cell table:style-name="Table5.B1" table:number-rows-spanned="2" office:value-type="string">
            <text:p text:style-name="P71">4mm</text:p>
          </table:table-cell>
          <table:table-cell table:style-name="Table5.F1" office:value-type="string">
            <text:p text:style-name="P4"/>
          </table:table-cell>
          <table:table-cell table:style-name="Table5.B1" table:number-rows-spanned="2" office:value-type="string">
            <text:p text:style-name="P5"><text:span text:style-name="T14">P4</text:span>, <text:span text:style-name="T14">P4</text:span><text:span text:style-name="T2">1</text:span>, <text:span text:style-name="T14">P4</text:span><text:span text:style-name="T2">2</text:span>, <text:span text:style-name="T14">P4</text:span><text:span text:style-name="T2">3</text:span>, <text:span text:style-name="T14">I4</text:span>, <text:span text:style-name="T14">I4</text:span><text:span text:style-name="T2">1</text:span></text:p>
          </table:table-cell>
          <table:table-cell table:style-name="Table5.B1" table:number-columns-spanned="3" office:value-type="string">
            <text:p text:style-name="P6"><text:span text:style-name="T7">P</text:span><text:span text:style-name="T8">4</text:span><text:span text:style-name="T7">, I</text:span><text:span text:style-name="T8">4</text:span></text:p>
          </table:table-cell>
          <table:covered-table-cell/>
          <table:covered-table-cell/>
          <table:table-cell table:style-name="Table5.K1" table:number-rows-spanned="2" office:value-type="string">
            <text:p text:style-name="P82"><text:span text:style-name="T13">P4mm, P4bm, P4</text:span><text:span text:style-name="T5">2</text:span><text:span text:style-name="T13">cm, P4</text:span><text:span text:style-name="T5">2</text:span><text:span text:style-name="T13">nm, P4cc, P4nc, P4</text:span><text:span text:style-name="T5">2</text:span><text:span text:style-name="T13">mc, P4</text:span><text:span text:style-name="T5">2</text:span><text:span text:style-name="T13">bc, I4mm, I4cm, I4</text:span><text:span text:style-name="T5">1</text:span><text:span text:style-name="T13">md, I4</text:span><text:span text:style-name="T5">1</text:span><text:span text:style-name="T13">cd</text:span></text:p>
          </table:table-cell>
        </table:table-row>
        <table:table-row>
          <table:covered-table-cell/>
          <table:table-cell table:style-name="Table5.B2" office:value-type="string">
            <text:p text:style-name="P20"><text:span text:style-name="T6">4</text:span>2m</text:p>
          </table:table-cell>
          <table:table-cell table:style-name="Table5.B2" office:value-type="string">
            <text:p text:style-name="P20"><text:span text:style-name="T6">4</text:span>m2</text:p>
          </table:table-cell>
          <table:table-cell table:style-name="Table5.D2" office:value-type="string">
            <text:p text:style-name="P23">4/m</text:p>
          </table:table-cell>
          <table:covered-table-cell/>
          <table:table-cell table:style-name="Table5.F2" office:value-type="string">
            <text:p text:style-name="P4"/>
          </table:table-cell>
          <table:covered-table-cell/>
          <table:table-cell table:style-name="Table5.B2" office:value-type="string">
            <text:p text:style-name="P82">P<text:span text:style-name="T6">4</text:span>2m, P<text:span text:style-name="T6">4</text:span>2c, P<text:span text:style-name="T6">4</text:span>2<text:span text:style-name="T1">1</text:span>m, P<text:span text:style-name="T6">4</text:span>2<text:span text:style-name="T1">1</text:span>c, I<text:span text:style-name="T6">4</text:span>2m, I<text:span text:style-name="T6">4</text:span>2d </text:p>
          </table:table-cell>
          <table:table-cell table:style-name="Table5.I2" office:value-type="string">
            <text:p text:style-name="P82">P<text:span text:style-name="T6">4</text:span>m2, P<text:span text:style-name="T6">4</text:span>c2, P<text:span text:style-name="T6">4</text:span>b2, P<text:span text:style-name="T6">4</text:span>n2, I<text:span text:style-name="T6">4</text:span>m2, I<text:span text:style-name="T6">4</text:span>c2</text:p>
          </table:table-cell>
          <table:table-cell table:style-name="Table5.D2" office:value-type="string">
            <text:p text:style-name="P82"><text:span text:style-name="T9">P4/m</text:span><text:span text:style-name="T12">, </text:span><text:span text:style-name="T9">P4</text:span><text:span text:style-name="T5">2</text:span><text:span text:style-name="T9">/m</text:span><text:span text:style-name="T12">, </text:span><text:span text:style-name="T9">P4/n</text:span><text:span text:style-name="T12">, </text:span><text:span text:style-name="T9">P4</text:span><text:span text:style-name="T5">2</text:span><text:span text:style-name="T9">/n</text:span><text:span text:style-name="T12">, </text:span><text:span text:style-name="T9">I4/m</text:span><text:span text:style-name="T12">, </text:span><text:span text:style-name="T9">I4</text:span><text:span text:style-name="T5">1</text:span><text:span text:style-name="T9">/a</text:span> </text:p>
          </table:table-cell>
          <table:covered-table-cell/>
        </table:table-row>
        <table:table-row>
          <table:table-cell table:style-name="Table5.A3" office:value-type="string">
            <text:p text:style-name="P66">422</text:p>
          </table:table-cell>
          <table:table-cell table:style-name="Table5.B3" table:number-columns-spanned="4" office:value-type="string">
            <text:p text:style-name="P70">4/mmm</text:p>
          </table:table-cell>
          <table:covered-table-cell/>
          <table:covered-table-cell/>
          <table:covered-table-cell/>
          <table:table-cell table:style-name="Table5.F3" office:value-type="string">
            <text:p text:style-name="P4"/>
          </table:table-cell>
          <table:table-cell table:style-name="Table5.B3" office:value-type="string">
            <text:p text:style-name="P69"><text:span text:style-name="T14">P422</text:span>, <text:span text:style-name="T14">P42</text:span><text:span text:style-name="T2">1</text:span><text:span text:style-name="T14">2</text:span>, <text:span text:style-name="T14">P4</text:span><text:span text:style-name="T2">1</text:span><text:span text:style-name="T14">22</text:span>, <text:span text:style-name="T14">P4</text:span><text:span text:style-name="T2">1</text:span><text:span text:style-name="T14">2</text:span><text:span text:style-name="T2">1</text:span><text:span text:style-name="T14">2</text:span>, <text:span text:style-name="T14">P4</text:span><text:span text:style-name="T2">2</text:span><text:span text:style-name="T14">22</text:span>, <text:span text:style-name="T14">P4</text:span><text:span text:style-name="T2">2</text:span><text:span text:style-name="T14">2</text:span><text:span text:style-name="T2">1</text:span><text:span text:style-name="T14">2</text:span>, <text:span text:style-name="T14">P4</text:span><text:span text:style-name="T2">3</text:span><text:span text:style-name="T14">22</text:span>, <text:span text:style-name="T14">P4</text:span><text:span text:style-name="T2">3</text:span><text:span text:style-name="T14">2</text:span><text:span text:style-name="T2">1</text:span><text:span text:style-name="T14">2</text:span>, <text:span text:style-name="T14">I422</text:span>, <text:span text:style-name="T14">I4</text:span><text:span text:style-name="T2">1</text:span><text:span text:style-name="T14">22</text:span></text:p>
          </table:table-cell>
          <table:table-cell table:style-name="Table5.H3" table:number-columns-spanned="4" office:value-type="string">
            <text:p text:style-name="P79"><text:span text:style-name="T19">P4/mmm</text:span>, <text:span text:style-name="T19">P4/mcc</text:span>, <text:span text:style-name="T19">P4/nbm</text:span>, <text:span text:style-name="T19">P4/nnc</text:span>, <text:span text:style-name="T19">P4/mbm</text:span>, <text:span text:style-name="T19">P4/mnc</text:span>, <text:span text:style-name="T19">P4/nmm</text:span>, <text:span text:style-name="T19">P4/ncc</text:span>, <text:span text:style-name="T19">P4</text:span><text:span text:style-name="T4">2</text:span><text:span text:style-name="T19">/mmc</text:span>, <text:span text:style-name="T19">P4</text:span><text:span text:style-name="T4">2</text:span><text:span text:style-name="T19">/mcm</text:span>, <text:span text:style-name="T19">P4</text:span><text:span text:style-name="T4">2</text:span><text:span text:style-name="T19">/nbc</text:span>, <text:span text:style-name="T19">P4</text:span><text:span text:style-name="T4">2</text:span><text:span text:style-name="T19">/nnm</text:span>, <text:span text:style-name="T19">P4</text:span><text:span text:style-name="T4">2</text:span><text:span text:style-name="T19">/mbc</text:span>, <text:span text:style-name="T19">P4</text:span><text:span text:style-name="T4">2</text:span><text:span text:style-name="T19">/mnm</text:span>, <text:span text:style-name="T19">P4</text:span><text:span text:style-name="T4">2</text:span><text:span text:style-name="T19">/nmc</text:span>, <text:span text:style-name="T19">P4</text:span><text:span text:style-name="T4">2</text:span><text:span text:style-name="T19">/ncm</text:span>, <text:span text:style-name="T19">I4/mmm</text:span>, <text:span text:style-name="T19">I4/mcm</text:span>, <text:span text:style-name="T19">I4</text:span><text:span text:style-name="T4">1</text:span><text:span text:style-name="T19">/amd</text:span>, <text:span text:style-name="T19">I4</text:span><text:span text:style-name="T4">1</text:span><text:span text:style-name="T19">/acd</text:span></text:p>
          </table:table-cell>
          <table:covered-table-cell/>
          <table:covered-table-cell/>
          <table:covered-table-cell/>
        </table:table-row>
      </table:table>
      <text:p text:style-name="P99">Rhombohedral lattice</text:p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97">3</text:p>
          </table:table-cell>
          <table:table-cell table:style-name="Table6.B1" office:value-type="string">
            <text:p text:style-name="P25">3</text:p>
          </table:table-cell>
          <table:table-cell table:style-name="Table6.B1" office:value-type="string">
            <text:p text:style-name="P31">3m</text:p>
          </table:table-cell>
          <table:table-cell table:style-name="Table6.D1" office:value-type="string">
            <text:p text:style-name="P3"/>
          </table:table-cell>
          <table:table-cell table:style-name="Table6.B1" office:value-type="string">
            <text:p text:style-name="P2">R3 (H3)</text:p>
          </table:table-cell>
          <table:table-cell table:style-name="Table6.B1" office:value-type="string">
            <text:p text:style-name="P9">R<text:span text:style-name="T6">3</text:span><text:span text:style-name="T15"> (H</text:span><text:span text:style-name="T6">3</text:span><text:span text:style-name="T15">)</text:span></text:p>
          </table:table-cell>
          <table:table-cell table:style-name="Table6.G1" office:value-type="string">
            <text:p text:style-name="P11">R3m (H3m), R3c (H3c)</text:p>
          </table:table-cell>
        </table:table-row>
        <table:table-row>
          <table:table-cell table:style-name="Table6.A2" office:value-type="string">
            <text:p text:style-name="P44">32</text:p>
          </table:table-cell>
          <table:table-cell table:style-name="Table6.B2" table:number-columns-spanned="2" office:value-type="string">
            <text:p text:style-name="P25">3<text:span text:style-name="T15">m</text:span></text:p>
          </table:table-cell>
          <table:covered-table-cell/>
          <table:table-cell table:style-name="Table6.D2" office:value-type="string">
            <text:p text:style-name="P3"/>
          </table:table-cell>
          <table:table-cell table:style-name="Table6.B2" office:value-type="string">
            <text:p text:style-name="P2">R32 (H32)</text:p>
          </table:table-cell>
          <table:table-cell table:style-name="Table6.F2" table:number-columns-spanned="2" office:value-type="string">
            <text:p text:style-name="P7"><text:span text:style-name="T19">R</text:span><text:span text:style-name="T20">3</text:span><text:span text:style-name="T19">m (H</text:span><text:span text:style-name="T20">3</text:span><text:span text:style-name="T19">m)</text:span>, <text:span text:style-name="T19">R</text:span><text:span text:style-name="T20">3</text:span><text:span text:style-name="T19">c (H</text:span><text:span text:style-name="T20">3</text:span><text:span text:style-name="T19">c)</text:span></text:p>
          </table:table-cell>
          <table:covered-table-cell/>
        </table:table-row>
      </table:table>
      <text:p text:style-name="P75"><text:soft-page-break/>Hexagonal lattice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8"/>
        <table:table-column table:style-name="Table9.M"/>
        <table:table-column table:style-name="Table9.N"/>
        <table:table-column table:style-name="Table9.D"/>
        <table:table-column table:style-name="Table9.P"/>
        <table:table-column table:style-name="Table9.Q"/>
        <table:table-column table:style-name="Table9.R"/>
        <table:table-column table:style-name="Table9.D"/>
        <table:table-column table:style-name="Table9.T" table:number-columns-repeated="8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8">3</text:p>
          </table:table-cell>
          <table:covered-table-cell/>
          <table:covered-table-cell/>
          <table:table-cell table:style-name="Table9.D1" office:value-type="string">
            <text:p text:style-name="P83"><draw:line text:anchor-type="paragraph" draw:z-index="1" draw:style-name="gr2" draw:text-style-name="P106" svg:x1="5.015cm" svg:y1="17.203cm" svg:x2="6.356cm" svg:y2="17.203cm"><text:p/></draw:line><draw:line text:anchor-type="paragraph" draw:z-index="0" draw:style-name="gr1" draw:text-style-name="P106" svg:x1="1.685cm" svg:y1="17.2cm" svg:x2="6.858cm" svg:y2="17.2cm"><text:p/></draw:line><draw:line text:anchor-type="paragraph" draw:z-index="2" draw:style-name="gr1" draw:text-style-name="P106" svg:x1="4.981cm" svg:y1="17.2cm" svg:x2="6.863cm" svg:y2="17.2cm"><text:p/></draw:line><draw:line text:anchor-type="paragraph" draw:z-index="6" draw:style-name="gr1" draw:text-style-name="P106" svg:x1="1.843cm" svg:y1="17.2cm" svg:x2="6.965cm" svg:y2="17.2cm"><text:p/></draw:line><draw:line text:anchor-type="paragraph" draw:z-index="7" draw:style-name="gr6" draw:text-style-name="P106" svg:x1="1.961cm" svg:y1="0.963cm" svg:x2="6.948cm" svg:y2="0.963cm"><text:p/></draw:line><draw:line text:anchor-type="paragraph" draw:z-index="8" draw:style-name="gr6" draw:text-style-name="P106" svg:x1="17.732cm" svg:y1="1.951cm" svg:x2="21.69cm" svg:y2="1.951cm"><text:p/></draw:line><draw:line text:anchor-type="paragraph" draw:z-index="3" draw:style-name="gr3" draw:text-style-name="P106" svg:x1="19.978cm" svg:y1="1.187cm" svg:x2="23.421cm" svg:y2="1.187cm"><text:p/></draw:line><draw:line text:anchor-type="paragraph" draw:z-index="4" draw:style-name="gr4" draw:text-style-name="P106" svg:x1="15.365cm" svg:y1="0.91cm" svg:x2="23.421cm" svg:y2="0.91cm"><text:p/></draw:line><draw:line text:anchor-type="paragraph" draw:z-index="9" draw:style-name="gr6" draw:text-style-name="P106" svg:x1="2.014cm" svg:y1="0.993cm" svg:x2="6.974cm" svg:y2="0.993cm"><text:p/></draw:line><draw:line text:anchor-type="paragraph" draw:z-index="10" draw:style-name="gr6" draw:text-style-name="P106" svg:x1="14.608cm" svg:y1="0.887cm" svg:x2="22.464cm" svg:y2="0.887cm"><text:p/></draw:line></text:p>
          </table:table-cell>
          <table:table-cell table:style-name="Table9.D1" table:number-columns-spanned="9" office:value-type="string">
            <text:p text:style-name="P25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D1" table:number-rows-spanned="5" office:value-type="string">
            <text:p text:style-name="P34">6mm</text:p>
          </table:table-cell>
          <table:table-cell table:style-name="Table9.O1" office:value-type="string">
            <text:p text:style-name="P3"/>
          </table:table-cell>
          <table:table-cell table:style-name="Table9.D1" table:number-columns-spanned="3" office:value-type="string">
            <text:p text:style-name="P5"><text:span text:style-name="T14">P3</text:span>, <text:span text:style-name="T14">P3</text:span><text:span text:style-name="T2">1</text:span>, <text:span text:style-name="T14">P3</text:span><text:span text:style-name="T2">2</text:span></text:p>
          </table:table-cell>
          <table:covered-table-cell/>
          <table:covered-table-cell/>
          <table:table-cell table:style-name="Table9.D1" office:value-type="string">
            <text:p text:style-name="P5"/>
          </table:table-cell>
          <table:table-cell table:style-name="Table9.D1" table:number-columns-spanned="9" office:value-type="string">
            <text:p text:style-name="P8"><text:span text:style-name="T15">P</text:span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c1" table:number-rows-spanned="5" office:value-type="string">
            <text:p text:style-name="P76"><text:span text:style-name="T16">P6mm, P6cc, P6</text:span><text:span text:style-name="T3">3</text:span><text:span text:style-name="T16">cm, P6</text:span><text:span text:style-name="T3">3</text:span><text:span text:style-name="T16">mc</text:span></text:p>
          </table:table-cell>
        </table:table-row>
        <table:table-row table:style-name="Table9.2">
          <table:table-cell table:style-name="Table9.A2" table:number-rows-spanned="4" office:value-type="string">
            <text:p text:style-name="P44">6</text:p>
          </table:table-cell>
          <table:table-cell table:style-name="Table9.B2" table:number-rows-spanned="4" office:value-type="string">
            <text:p text:style-name="P90">312</text:p>
          </table:table-cell>
          <table:table-cell table:style-name="Table9.B2" table:number-rows-spanned="4" office:value-type="string">
            <text:p text:style-name="P87">321</text:p>
          </table:table-cell>
          <table:table-cell table:style-name="Table9.B2" table:number-rows-spanned="3" office:value-type="string">
            <text:p text:style-name="P89"/>
          </table:table-cell>
          <table:table-cell table:style-name="Table9.E2" table:number-rows-spanned="3" office:value-type="string">
            <text:p text:style-name="P35"/>
          </table:table-cell>
          <table:table-cell table:style-name="Table9.F2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Table9.E2" table:number-rows-spanned="3" office:value-type="string">
            <text:p text:style-name="P35"/>
          </table:table-cell>
          <table:table-cell table:style-name="Table9.B2" table:number-rows-spanned="4" office:value-type="string">
            <text:p text:style-name="P26">6/m</text:p>
          </table:table-cell>
          <table:covered-table-cell/>
          <table:table-cell table:style-name="Table9.F2" office:value-type="string">
            <text:p text:style-name="P10"/>
          </table:table-cell>
          <table:table-cell table:style-name="Table9.B2" table:number-rows-spanned="4" office:value-type="string">
            <text:p text:style-name="P5"><text:span text:style-name="T14">P6</text:span>, <text:span text:style-name="T14">P6</text:span><text:span text:style-name="T2">1</text:span>, <text:span text:style-name="T14">P6</text:span><text:span text:style-name="T2">5</text:span>, <text:span text:style-name="T14">P6</text:span><text:span text:style-name="T2">2</text:span>, <text:span text:style-name="T14">P6</text:span><text:span text:style-name="T2">4</text:span>, <text:span text:style-name="T14">P6</text:span><text:span text:style-name="T2">3</text:span></text:p>
          </table:table-cell>
          <table:table-cell table:style-name="Table9.B2" table:number-rows-spanned="4" office:value-type="string">
            <text:p text:style-name="P76"><text:span text:style-name="T14">P312</text:span>, <text:span text:style-name="T14">P3</text:span><text:span text:style-name="T2">1</text:span><text:span text:style-name="T14">12, P3</text:span><text:span text:style-name="T2">2</text:span><text:span text:style-name="T14">12</text:span></text:p>
          </table:table-cell>
          <table:table-cell table:style-name="Table9.B2" table:number-rows-spanned="4" office:value-type="string">
            <text:p text:style-name="P76"><text:span text:style-name="T14">P321</text:span>, <text:span text:style-name="T14">P3</text:span><text:span text:style-name="T2">1</text:span><text:span text:style-name="T14">21, P3</text:span><text:span text:style-name="T2">2</text:span><text:span text:style-name="T14">21</text:span></text:p>
          </table:table-cell>
          <table:table-cell table:style-name="Table9.B2" table:number-rows-spanned="3" office:value-type="string">
            <text:p text:style-name="P10"/>
          </table:table-cell>
          <table:table-cell table:style-name="Table9.E2" table:number-rows-spanned="3" office:value-type="string">
            <text:p text:style-name="P10"/>
          </table:table-cell>
          <table:table-cell table:style-name="Table9.F2" table:number-columns-spanned="6" office:value-type="string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table-cell table:style-name="Table9.E2" table:number-rows-spanned="3" office:value-type="string">
            <text:p text:style-name="P10"/>
          </table:table-cell>
          <table:table-cell table:style-name="Table9.B2" table:number-rows-spanned="4" office:value-type="string">
            <text:p text:style-name="P94"><text:span text:style-name="T19">P6/m</text:span>, <text:span text:style-name="T19">P6</text:span><text:span text:style-name="T4">3</text:span><text:span text:style-name="T19">/m</text:span></text:p>
          </table:table-cell>
          <table:covered-table-cell/>
        </table:table-row>
        <table:table-row table:style-name="Table9.3"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31">3m1</text:p>
          </table:table-cell>
          <table:covered-table-cell/>
          <table:table-cell table:style-name="Table9.B2" table:number-rows-spanned="2" table:number-columns-spanned="2" office:value-type="string">
            <text:p text:style-name="P84">6</text:p>
          </table:table-cell>
          <table:covered-table-cell/>
          <table:table-cell table:style-name="Table9.B2" table:number-rows-spanned="2" table:number-columns-spanned="2" office:value-type="string">
            <text:p text:style-name="P31">31m</text:p>
          </table:table-cell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5">P3m1, P3c1</text:p>
          </table:table-cell>
          <table:covered-table-cell/>
          <table:table-cell table:style-name="Table9.B2" table:number-rows-spanned="2" table:number-columns-spanned="2" office:value-type="string">
            <text:p text:style-name="P96"><text:span text:style-name="T11">P</text:span><text:span text:style-name="T10">6</text:span></text:p>
          </table:table-cell>
          <table:covered-table-cell/>
          <table:table-cell table:style-name="Table9.B2" table:number-rows-spanned="2" table:number-columns-spanned="2" office:value-type="string">
            <text:p text:style-name="P94">P31m, P31c</text:p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B2" office:value-type="string">
            <text:p text:style-name="P85"/>
          </table:table-cell>
          <table:table-cell table:style-name="Table9.B2" table:number-columns-spanned="2" office:value-type="string">
            <text:p text:style-name="P27"><text:span text:style-name="T6">3</text:span>m1</text:p>
          </table:table-cell>
          <table:covered-table-cell/>
          <table:table-cell table:style-name="Table9.B2" table:number-columns-spanned="2" office:value-type="string">
            <text:p text:style-name="P32"><text:span text:style-name="T6">6</text:span>m2</text:p>
          </table:table-cell>
          <table:covered-table-cell/>
          <table:table-cell table:style-name="Table9.B2" table:number-columns-spanned="2" office:value-type="string">
            <text:p text:style-name="P32"><text:span text:style-name="T6">6</text:span>2m</text:p>
          </table:table-cell>
          <table:covered-table-cell/>
          <table:table-cell table:style-name="Table9.B2" table:number-columns-spanned="2" office:value-type="string">
            <text:p text:style-name="P27"><text:span text:style-name="T17">3</text:span><text:span text:style-name="T18">1m</text:span></text:p>
          </table:table-cell>
          <table:covered-table-cell/>
          <table:covered-table-cell/>
          <table:covered-table-cell/>
          <table:table-cell table:style-name="Table9.F2" office:value-type="string">
            <text:p text:style-name="P4"/>
          </table:table-cell>
          <table:covered-table-cell/>
          <table:covered-table-cell/>
          <table:covered-table-cell/>
          <table:table-cell table:style-name="Table9.B2" office:value-type="string">
            <text:p text:style-name="P76"/>
          </table:table-cell>
          <table:table-cell table:style-name="Table9.B2" table:number-columns-spanned="2" office:value-type="string">
            <text:p text:style-name="P4"><text:span text:style-name="T21">P</text:span><text:span text:style-name="T20">3</text:span><text:span text:style-name="T19">m1</text:span>, <text:span text:style-name="T21">P</text:span><text:span text:style-name="T20">3</text:span><text:span text:style-name="T21">c</text:span><text:span text:style-name="T19">1</text:span></text:p>
          </table:table-cell>
          <table:covered-table-cell/>
          <table:table-cell table:style-name="Table9.B2" table:number-columns-spanned="2" office:value-type="string">
            <text:p text:style-name="P95">P<text:span text:style-name="T6">6</text:span>m2, P<text:span text:style-name="T6">6</text:span>c2</text:p>
          </table:table-cell>
          <table:covered-table-cell/>
          <table:table-cell table:style-name="Table9.B2" table:number-columns-spanned="2" office:value-type="string">
            <text:p text:style-name="P95">P<text:span text:style-name="T6">6</text:span>2m, P<text:span text:style-name="T6">6</text:span>2c</text:p>
          </table:table-cell>
          <table:covered-table-cell/>
          <table:table-cell table:style-name="Table9.B2" table:number-columns-spanned="2" office:value-type="string">
            <text:p text:style-name="P4"><text:span text:style-name="T21">P</text:span><text:span text:style-name="T20">3</text:span><text:span text:style-name="T19">1m</text:span>, <text:span text:style-name="T21">P</text:span><text:span text:style-name="T20">3</text:span><text:span text:style-name="T19">1c</text:span></text:p>
          </table:table-cell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ext:p text:style-name="P86">622</text:p>
          </table:table-cell>
          <table:covered-table-cell/>
          <table:covered-table-cell/>
          <table:table-cell table:style-name="Table9.D6" office:value-type="string">
            <text:p text:style-name="P86"/>
          </table:table-cell>
          <table:table-cell table:style-name="Table9.D6" table:number-columns-spanned="10" office:value-type="string">
            <text:p text:style-name="P26">6/mm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O6" office:value-type="string">
            <text:p text:style-name="P3"/>
          </table:table-cell>
          <table:table-cell table:style-name="Table9.D6" table:number-columns-spanned="3" office:value-type="string">
            <text:p text:style-name="P5"><text:span text:style-name="T14">P622</text:span>, <text:span text:style-name="T14">P6</text:span><text:span text:style-name="T2">1</text:span><text:span text:style-name="T14">22</text:span>, <text:span text:style-name="T14">P6</text:span><text:span text:style-name="T2">5</text:span><text:span text:style-name="T14">22</text:span>, <text:span text:style-name="T14">P6</text:span><text:span text:style-name="T2">2</text:span><text:span text:style-name="T14">22</text:span>, <text:span text:style-name="T14">P6</text:span><text:span text:style-name="T2">4</text:span><text:span text:style-name="T14">22</text:span>, <text:span text:style-name="T14">P6</text:span><text:span text:style-name="T2">3</text:span><text:span text:style-name="T14">22</text:span></text:p>
          </table:table-cell>
          <table:covered-table-cell/>
          <table:covered-table-cell/>
          <table:table-cell table:style-name="Table9.D6" office:value-type="string">
            <text:p text:style-name="P5"/>
          </table:table-cell>
          <table:table-cell table:style-name="Table9.T6" table:number-columns-spanned="10" office:value-type="string">
            <text:p text:style-name="P77"><text:span text:style-name="T19">P6/mmm</text:span>, <text:span text:style-name="T19">P6/mcc</text:span>, <text:span text:style-name="T19">P6</text:span><text:span text:style-name="T4">3</text:span><text:span text:style-name="T19">/mcm</text:span>, <text:span text:style-name="T19">P6</text:span><text:span text:style-name="T4">3</text:span><text:span text:style-name="T19">/mm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>Cubic lattice</text:p>
      <table:table table:name="Table8" table:style-name="Table8">
        <table:table-column table:style-name="Table8.A" table:number-columns-repeated="3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33">23</text:p>
          </table:table-cell>
          <table:table-cell table:style-name="Table8.B1" office:value-type="string">
            <text:p text:style-name="P30"><text:span text:style-name="T6">4</text:span>3m</text:p>
          </table:table-cell>
          <table:table-cell table:style-name="Table8.B1" office:value-type="string">
            <text:p text:style-name="P22">m<text:span text:style-name="T6">3</text:span></text:p>
          </table:table-cell>
          <table:table-cell table:style-name="Table8.D1" office:value-type="string">
            <text:p text:style-name="P4"/>
          </table:table-cell>
          <table:table-cell table:style-name="Table8.B1" office:value-type="string">
            <text:p text:style-name="P81"><text:span text:style-name="T14">P23, F23, I23, P2</text:span><text:span text:style-name="T2">1</text:span><text:span text:style-name="T14">3, I2</text:span><text:span text:style-name="T2">1</text:span><text:span text:style-name="T14">3</text:span></text:p>
          </table:table-cell>
          <table:table-cell table:style-name="Table8.B1" office:value-type="string">
            <text:p text:style-name="P4"><text:s/>P<text:span text:style-name="T6">4</text:span>3m, F<text:span text:style-name="T6">4</text:span>3m, I<text:span text:style-name="T6">4</text:span>3m, P<text:span text:style-name="T6">4</text:span>3n, F<text:span text:style-name="T6">4</text:span>3c, I<text:span text:style-name="T6">4</text:span>3d</text:p>
          </table:table-cell>
          <table:table-cell table:style-name="Table8.G1" office:value-type="string">
            <text:p text:style-name="P7"><text:span text:style-name="T19">Pm</text:span><text:span text:style-name="T20">3</text:span>, <text:span text:style-name="T19">Pn</text:span><text:span text:style-name="T20">3</text:span>, <text:span text:style-name="T19">Fm</text:span><text:span text:style-name="T20">3</text:span>, <text:span text:style-name="T19">Fd</text:span><text:span text:style-name="T20">3</text:span>, <text:span text:style-name="T19">Im</text:span><text:span text:style-name="T20">3</text:span>, <text:span text:style-name="T19">Pa</text:span><text:span text:style-name="T20">3</text:span>, <text:span text:style-name="T19">Ia</text:span><text:span text:style-name="T20">3</text:span></text:p>
          </table:table-cell>
        </table:table-row>
        <table:table-row>
          <table:table-cell table:style-name="Table8.A2" office:value-type="string">
            <text:p text:style-name="P46">432</text:p>
          </table:table-cell>
          <table:table-cell table:style-name="Table8.B2" table:number-columns-spanned="2" office:value-type="string">
            <text:p text:style-name="P22">m<text:span text:style-name="T6">3</text:span>m</text:p>
          </table:table-cell>
          <table:covered-table-cell/>
          <table:table-cell table:style-name="Table8.D2" office:value-type="string">
            <text:p text:style-name="P4"/>
          </table:table-cell>
          <table:table-cell table:style-name="Table8.B2" office:value-type="string">
            <text:p text:style-name="P4"><text:span text:style-name="T14">P432</text:span>, <text:span text:style-name="T14">P4</text:span><text:span text:style-name="T2">2</text:span><text:span text:style-name="T14">32</text:span>, <text:span text:style-name="T14">F432</text:span>, <text:span text:style-name="T14">F4</text:span><text:span text:style-name="T2">1</text:span><text:span text:style-name="T14">32</text:span>, <text:span text:style-name="T14">I432</text:span>, <text:span text:style-name="T14">P4</text:span><text:span text:style-name="T2">3</text:span><text:span text:style-name="T14">32</text:span>, <text:span text:style-name="T14">P4</text:span><text:span text:style-name="T2">1</text:span><text:span text:style-name="T14">32</text:span>, <text:span text:style-name="T14">I4</text:span><text:span text:style-name="T2">1</text:span><text:span text:style-name="T14">32</text:span></text:p>
          </table:table-cell>
          <table:table-cell table:style-name="Table8.F2" table:number-columns-spanned="2" office:value-type="string">
            <text:p text:style-name="P4"><text:span text:style-name="T19">Pm</text:span><text:span text:style-name="T20">3</text:span><text:span text:style-name="T19">m</text:span>, <text:span text:style-name="T19">Pn</text:span><text:span text:style-name="T20">3</text:span><text:span text:style-name="T19">n</text:span>, <text:span text:style-name="T19">Pm</text:span><text:span text:style-name="T20">3</text:span><text:span text:style-name="T19">n</text:span>, <text:span text:style-name="T19">Pn</text:span><text:span text:style-name="T20">3</text:span><text:span text:style-name="T19">m</text:span>, <text:span text:style-name="T19">Fm</text:span><text:span text:style-name="T20">3</text:span><text:span text:style-name="T19">m</text:span>, <text:span text:style-name="T19">Fm</text:span><text:span text:style-name="T20">3</text:span><text:span text:style-name="T19">c</text:span>, <text:span text:style-name="T19">Fd</text:span><text:span text:style-name="T20">3</text:span><text:span text:style-name="T19">m</text:span>, <text:span text:style-name="T19">Fd</text:span><text:span text:style-name="T20">3</text:span><text:span text:style-name="T19">c</text:span>, <text:span text:style-name="T19">Im</text:span><text:span text:style-name="T20">3</text:span><text:span text:style-name="T19">m</text:span>, <text:span text:style-name="T19">Ia</text:span><text:span text:style-name="T20">3</text:span><text:span text:style-name="T19">d</text:span></text:p>
          </table:table-cell>
          <table:covered-table-cell/>
        </table:table-row>
      </table:table>
      <text:p text:style-name="P102"/>
      <text:p text:style-name="P102">Laue Classe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column table:style-name="Table2.H"/>
        <table:table-column table:style-name="Table2.B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 table:number-columns-repeated="3"/>
        <table:table-column table:style-name="Table2.R"/>
        <table:table-row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2"/>
          </table:table-cell>
          <table:table-cell table:style-name="Table2.C1" table:number-columns-spanned="4" office:value-type="string">
            <text:p text:style-name="P36">1</text:p>
          </table:table-cell>
          <table:covered-table-cell/>
          <table:covered-table-cell/>
          <table:covered-table-cell/>
          <table:table-cell table:style-name="Table2.G1" office:value-type="string">
            <text:p text:style-name="P36"/>
          </table:table-cell>
          <table:table-cell table:style-name="Table2.A1" office:value-type="string">
            <text:p text:style-name="P40">3</text:p>
          </table:table-cell>
          <table:table-cell table:style-name="Table2.A1" office:value-type="string">
            <text:p text:style-name="P40"/>
          </table:table-cell>
          <table:table-cell table:style-name="Table2.C1" table:number-columns-spanned="2" office:value-type="string">
            <text:p text:style-name="P98">3</text:p>
          </table:table-cell>
          <table:covered-table-cell/>
          <table:table-cell table:style-name="Table2.G1" office:value-type="string">
            <text:p text:style-name="P40"/>
          </table:table-cell>
          <table:table-cell table:style-name="Table2.A1" office:value-type="string">
            <text:p text:style-name="P56">6/m</text:p>
          </table:table-cell>
          <table:table-cell table:style-name="Table2.N1" office:value-type="string">
            <text:p text:style-name="P56"/>
          </table:table-cell>
          <table:table-cell table:style-name="Table2.C1" table:number-columns-spanned="2" office:value-type="string">
            <text:p text:style-name="P62">6</text:p>
          </table:table-cell>
          <table:covered-table-cell/>
          <table:table-cell table:style-name="Table2.C1" table:number-columns-spanned="2" office:value-type="string">
            <text:p text:style-name="P92">6</text:p>
          </table:table-cell>
          <table:covered-table-cell/>
        </table:table-row>
        <table:table-row>
          <table:table-cell table:style-name="Table2.A2" office:value-type="string">
            <text:p text:style-name="P37">2/m</text:p>
          </table:table-cell>
          <table:table-cell table:style-name="Table2.A2" office:value-type="string">
            <text:p text:style-name="P37"/>
          </table:table-cell>
          <table:table-cell table:style-name="Table2.C2" table:number-columns-spanned="2" office:value-type="string">
            <text:p text:style-name="P41">2</text:p>
          </table:table-cell>
          <table:covered-table-cell/>
          <table:table-cell table:style-name="Table2.C2" table:number-columns-spanned="2" office:value-type="string">
            <text:p text:style-name="P48">m</text:p>
          </table:table-cell>
          <table:covered-table-cell/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4">3<text:span text:style-name="T15">m</text:span></text:p>
          </table:table-cell>
          <table:table-cell table:style-name="Table2.A2" office:value-type="string">
            <text:p text:style-name="P54"/>
          </table:table-cell>
          <table:table-cell table:style-name="Table2.C2" office:value-type="string">
            <text:p text:style-name="P60">32</text:p>
          </table:table-cell>
          <table:table-cell table:style-name="Table2.C2" office:value-type="string">
            <text:p text:style-name="P51">3m</text:p>
          </table:table-cell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5">6/mmm</text:p>
          </table:table-cell>
          <table:table-cell table:style-name="Table2.N2" office:value-type="string">
            <text:p text:style-name="P55"/>
          </table:table-cell>
          <table:table-cell table:style-name="Table2.C2" office:value-type="string">
            <text:p text:style-name="P91">622</text:p>
          </table:table-cell>
          <table:table-cell table:style-name="Table2.C2" office:value-type="string">
            <text:p text:style-name="P65"><text:span text:style-name="T6">6</text:span>m2</text:p>
          </table:table-cell>
          <table:table-cell table:style-name="Table2.C2" office:value-type="string">
            <text:p text:style-name="P65"><text:span text:style-name="T6">6</text:span>2m</text:p>
          </table:table-cell>
          <table:table-cell table:style-name="Table2.C2" office:value-type="string">
            <text:p text:style-name="P65">6mm</text:p>
          </table:table-cell>
        </table:table-row>
        <table:table-row table:style-name="Table2.3">
          <table:table-cell table:style-name="Table2.A2" office:value-type="string">
            <text:p text:style-name="P38">mmm</text:p>
          </table:table-cell>
          <table:table-cell table:style-name="Table2.A2" office:value-type="string">
            <text:p text:style-name="P38"/>
          </table:table-cell>
          <table:table-cell table:style-name="Table2.C2" table:number-columns-spanned="2" office:value-type="string">
            <text:p text:style-name="P42">222</text:p>
          </table:table-cell>
          <table:covered-table-cell/>
          <table:table-cell table:style-name="Table2.C2" table:number-columns-spanned="2" office:value-type="string">
            <text:p text:style-name="P49">mm2</text:p>
          </table:table-cell>
          <table:covered-table-cell/>
          <table:table-cell table:style-name="Table2.G1" office:value-type="string">
            <text:p text:style-name="P49"/>
          </table:table-cell>
          <table:table-cell table:style-name="Table2.A2" office:value-type="string">
            <text:p text:style-name="P57"><text:span text:style-name="T6">3</text:span>m1</text:p>
          </table:table-cell>
          <table:table-cell table:style-name="Table2.A2" office:value-type="string">
            <text:p text:style-name="P57"/>
          </table:table-cell>
          <table:table-cell table:style-name="Table2.C2" office:value-type="string">
            <text:p text:style-name="P61">321</text:p>
          </table:table-cell>
          <table:table-cell table:style-name="Table2.C2" office:value-type="string">
            <text:p text:style-name="P52">3m1</text:p>
          </table:table-cell>
          <table:table-cell table:style-name="Table2.G1" office:value-type="string">
            <text:p text:style-name="P49"/>
          </table:table-cell>
          <table:table-cell table:style-name="Table2.A2" office:value-type="string">
            <text:p text:style-name="P57">m<text:span text:style-name="T6">3</text:span></text:p>
          </table:table-cell>
          <table:table-cell table:style-name="Table2.N2" office:value-type="string">
            <text:p text:style-name="P57"/>
          </table:table-cell>
          <table:table-cell table:style-name="Table2.C2" table:number-columns-spanned="4" office:value-type="string">
            <text:p text:style-name="P64">23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9">4/m</text:p>
          </table:table-cell>
          <table:table-cell table:style-name="Table2.A2" office:value-type="string">
            <text:p text:style-name="P39"/>
          </table:table-cell>
          <table:table-cell table:style-name="Table2.C2" table:number-columns-spanned="2" office:value-type="string">
            <text:p text:style-name="P41">4</text:p>
          </table:table-cell>
          <table:covered-table-cell/>
          <table:table-cell table:style-name="Table2.C2" table:number-columns-spanned="2" office:value-type="string">
            <text:p text:style-name="P50">4</text:p>
          </table:table-cell>
          <table:covered-table-cell/>
          <table:table-cell table:style-name="Table2.G1" office:value-type="string">
            <text:p text:style-name="P50"/>
          </table:table-cell>
          <table:table-cell table:style-name="Table2.A2" office:value-type="string">
            <text:p text:style-name="P58"><text:span text:style-name="T22">3</text:span><text:span text:style-name="T23">1m</text:span></text:p>
          </table:table-cell>
          <table:table-cell table:style-name="Table2.A2" office:value-type="string">
            <text:p text:style-name="P58"/>
          </table:table-cell>
          <table:table-cell table:style-name="Table2.C2" office:value-type="string">
            <text:p text:style-name="P61">312</text:p>
          </table:table-cell>
          <table:table-cell table:style-name="Table2.C2" office:value-type="string">
            <text:p text:style-name="P52">31m</text:p>
          </table:table-cell>
          <table:table-cell table:style-name="Table2.G1" office:value-type="string">
            <text:p text:style-name="P50"/>
          </table:table-cell>
          <table:table-cell table:style-name="Table2.A2" office:value-type="string">
            <text:p text:style-name="P59">m<text:span text:style-name="T6">3</text:span>m</text:p>
          </table:table-cell>
          <table:table-cell table:style-name="Table2.N2" office:value-type="string">
            <text:p text:style-name="P58"/>
          </table:table-cell>
          <table:table-cell table:style-name="Table2.C2" table:number-columns-spanned="2" office:value-type="string">
            <text:p text:style-name="P63">432</text:p>
          </table:table-cell>
          <table:covered-table-cell/>
          <table:table-cell table:style-name="Table2.C2" table:number-columns-spanned="2" office:value-type="string">
            <text:p text:style-name="P50">4<text:span text:style-name="T15">3m</text:span></text:p>
          </table:table-cell>
          <table:covered-table-cell/>
        </table:table-row>
        <table:table-row>
          <table:table-cell table:style-name="Table2.A2" office:value-type="string">
            <text:p text:style-name="P73">4/mmm</text:p>
          </table:table-cell>
          <table:table-cell table:style-name="Table2.A2" office:value-type="string">
            <text:p text:style-name="P73"/>
          </table:table-cell>
          <table:table-cell table:style-name="Table2.C2" office:value-type="string">
            <text:p text:style-name="P67">422</text:p>
          </table:table-cell>
          <table:table-cell table:style-name="Table2.C2" office:value-type="string">
            <text:p text:style-name="P68"><text:span text:style-name="T6">4</text:span>2m</text:p>
          </table:table-cell>
          <table:table-cell table:style-name="Table2.C2" office:value-type="string">
            <text:p text:style-name="P48"><text:span text:style-name="T6">4</text:span>m2</text:p>
          </table:table-cell>
          <table:table-cell table:style-name="Table2.C2" office:value-type="string">
            <text:p text:style-name="P74">4mm</text:p>
          </table:table-cell>
          <table:table-cell table:style-name="Table2.G1" office:value-type="string">
            <text:p text:style-name="P74"/>
          </table:table-cell>
          <table:table-cell table:style-name="Table2.H5" office:value-type="string">
            <text:p text:style-name="P56"/>
          </table:table-cell>
          <table:table-cell table:style-name="Table2.H5" office:value-type="string">
            <text:p text:style-name="P53"/>
          </table:table-cell>
          <table:table-cell table:style-name="Table2.H5" office:value-type="string">
            <text:p text:style-name="P74"/>
          </table:table-cell>
          <table:table-cell table:style-name="Table2.H5" office:value-type="string">
            <text:p text:style-name="P74"/>
          </table:table-cell>
          <table:table-cell table:style-name="Table2.G1" office:value-type="string">
            <text:p text:style-name="P74"/>
          </table:table-cell>
          <table:table-cell table:style-name="Table2.H5" office:value-type="string">
            <text:p text:style-name="P74"/>
          </table:table-cell>
          <table:table-cell table:style-name="Table2.H5" office:value-type="string">
            <text:p text:style-name="P74"/>
          </table:table-cell>
          <table:table-cell table:style-name="Table2.H5" office:value-type="string">
            <text:p text:style-name="P74"/>
          </table:table-cell>
          <table:table-cell table:style-name="Table2.H5" office:value-type="string">
            <text:p text:style-name="P74"/>
          </table:table-cell>
          <table:table-cell table:style-name="Table2.H5" table:number-columns-spanned="2" office:value-type="string">
            <text:p text:style-name="P74"/>
          </table:table-cell>
          <table:covered-table-cell/>
        </table:table-row>
      </table:table>
      <text:p text:style-name="P105"/>
      <text:p text:style-name="P105"/>
      <text:p text:style-name="P105"/>
      <text:p text:style-name="P104">v1.2.2 © 2010-2012 Thomas White &lt;taw@physics.org&gt; ○ Licensed as CC-BY-SA 3.0: http://creativecommons.org/licenses/by-sa/3.0/</text:p>
      <text:p text:style-name="P103">Creating these tables made my head hurt, so please respect the line above and retain proper at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63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White</meta:initial-creator>
    <meta:creation-date>2010-07-15T15:08:26</meta:creation-date>
    <dc:date>2012-05-30T14:41:27</dc:date>
    <dc:creator>Thomas White</dc:creator>
    <meta:editing-duration>P4DT7H43M56S</meta:editing-duration>
    <meta:editing-cycles>276</meta:editing-cycles>
    <meta:generator>OpenOffice.org/3.3$Unix OpenOffice.org_project/330m20$Build-9567</meta:generator>
    <meta:document-statistic meta:table-count="9" meta:image-count="0" meta:object-count="0" meta:page-count="2" meta:paragraph-count="139" meta:word-count="457" meta:character-count="2586"/>
  </office:meta>
</office:document-meta>
</file>